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normal" style:font-size-asian="17.5pt" style:font-weight-asian="normal" style:font-size-complex="20pt" style:font-weight-complex="normal"/>
    </style:style>
    <style:style style:name="P2"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3" style:family="paragraph" style:parent-style-name="Standard" style:list-style-name="L1">
      <style:paragraph-properties fo:text-align="start" style:justify-single-word="false"/>
      <style:text-properties fo:font-size="14pt" fo:font-weight="normal" style:font-size-asian="12.25pt" style:font-weight-asian="normal" style:font-size-complex="14pt" style:font-weight-complex="normal"/>
    </style:style>
    <style:style style:name="P4" style:family="paragraph" style:parent-style-name="Standard" style:list-style-name="L2">
      <style:paragraph-properties fo:text-align="start" style:justify-single-word="false"/>
      <style:text-properties fo:font-size="14pt" fo:font-weight="normal" style:font-size-asian="12.25pt" style:font-weight-asian="normal" style:font-size-complex="14pt" style:font-weight-complex="normal"/>
    </style:style>
    <style:style style:name="P5" style:family="paragraph" style:parent-style-name="Standard" style:list-style-name="L3">
      <style:paragraph-properties fo:text-align="start" style:justify-single-word="false"/>
      <style:text-properties fo:font-size="14pt" fo:font-weight="normal" style:font-size-asian="12.25pt" style:font-weight-asian="normal" style:font-size-complex="14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22cm" fo:text-indent="-0.635cm" fo:margin-left="7.72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7cm" fo:text-indent="-0.635cm" fo:margin-left="8.357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d'ELEC 221</text:p>
      <text:p text:style-name="P1">Self-checking Carry-select Adder with Sum-bit Duplication</text:p>
      <text:p text:style-name="P1"/>
      <text:p text:style-name="P1"/>
      <text:list xml:id="list39555775" text:style-name="L1">
        <text:list-item>
          <text:p text:style-name="P3">Architecture globale du programme</text:p>
        </text:list-item>
      </text:list>
      <text:p text:style-name="P2"><text:tab/>Le code se divise en trois sous parties :</text:p>
      <text:list xml:id="list39548599" text:style-name="L2">
        <text:list-item>
          <text:p text:style-name="P4">src :une partie source (src) ou sont stocké les modules synthétisables. Ces modules sont tous paramétrables, sauf les additionneur finale comme p.e. le duplicated_carry select_adder_64b.sv qui a une taille fixée pour faire des additions de deux opérandes de 64 bits.</text:p>
        </text:list-item>
        <text:list-item>
          <text:p text:style-name="P4">Simu : une partie simulation comprenant l'ensemble des testbenchs (un pour chaque module) et le Makefile qui automatise entièrement la chaine de compilation (il suffit de taper make pour lancer la compilation de tous les modules et la simulation du test bench écrit dans CURRENT_TB.sv dans le Makefile).</text:p>
        </text:list-item>
        <text:list-item>
          <text:p text:style-name="P4">Syn : dossier de synthèse du module.</text:p>
          <text:p text:style-name="P4"/>
        </text:list-item>
      </text:list>
      <text:list xml:id="list39556420" text:continue-list="list39555775" text:style-name="L1">
        <text:list-item>
          <text:p text:style-name="P3">Etude des différents modules</text:p>
        </text:list-item>
      </text:list>
      <text:list xml:id="list39570026" text:style-name="L3">
        <text:list-item>
          <text:p text:style-name="P5">fra-basis-bl-a .sv  est un module calculer la somme de deux bits pairs (exemple : a[2] + b[2]). </text:p>
        </text:list-item>
        <text:list-item>
          <text:p text:style-name="P5">fra-basis-bl-b .sv  est un module calculer la somme de deux bits impairs (exemple : a[1] + b[1]).</text:p>
        </text:list-item>
        <text:list-item>
          <text:p text:style-name="P5">sdb_inner.sv est un module qui calcule la somme de deux opérandes de n bits (n étant un paramètre) et qui sort la retenue du bloc.</text:p>
        </text:list-item>
        <text:list-item>
          <text:p text:style-name="P5">Sdb.sv est le module comprenant la duplication des retenues (on instancie deux sdb_inner)</text:p>
        </text:list-item>
        <text:list-item>
          <text:p text:style-name="P5">basis_adder.sv fait la somme de deux opérandes de n bits avec sélection de la bonne sortie en fonction de la retenue entrante. (c'est ce qui permet de faire un carry select adder).</text:p>
        </text:list-item>
        <text:list-item>
          <text:p text:style-name="P5">duplicated_carry_select_adder_64b.sv : module globale de l'adder</text:p>
        </text:list-item>
        <text:list-item>
          <text:p text:style-name="P5">duplicated_carry_select_adder_X.sv : des modules qui sont générés par un programme écrit en Java qui se trouve dans le même dossier (Main.java), X est la taille d'additionneur</text:p>
        </text:list-item>
        <text:list-item>
          <text:p text:style-name="P5">Main.java : ce programme prend comme argument le nombre de bits souhaités par l'utilisateur pour génerer le module d'un additionneur avec cette taille. Default (sans argument) : 64 bits (min:4 bits, max : 128 bits)<text:line-break/>Le programme génère aussi un testbench pour cette module qui est nommé adderX_tb.sv.</text:p>
        </text:list-item>
      </text:list>
      <text:list xml:id="list39545706" text:continue-list="list39556420" text:style-name="L1">
        <text:list-item>
          <text:p text:style-name="P3">Calcul de la paramétrabilité du module …...</text:p>
          <text:p text:style-name="P3">L'architecture paramétrable fonctionne en m0 m0 m0+2 m0+2 etc …</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4T15:11:12</meta:creation-date>
    <dc:date>2011-11-24T19:43:38.16</dc:date>
    <meta:editing-duration>PT44M36S</meta:editing-duration>
    <meta:editing-cycles>7</meta:editing-cycles>
    <meta:generator>OpenOffice.org/3.3$Win32 OpenOffice.org_project/330m20$Build-9567</meta:generator>
    <dc:creator>Karsten Schöck</dc:creator>
    <meta:document-statistic meta:table-count="0" meta:image-count="0" meta:object-count="0" meta:page-count="1" meta:paragraph-count="18" meta:word-count="338" meta:character-count="2044"/>
  </office:meta>
</office:document-meta>
</file>